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E000001A6EF3F9C774FC5AB69.png" manifest:media-type="image/png"/>
  <manifest:file-entry manifest:full-path="Pictures/100002010000014E000000D3F2365CBA1F2D2528.png" manifest:media-type="image/png"/>
  <manifest:file-entry manifest:full-path="Pictures/1000020100000080000000800F3254CFE33124B2.png" manifest:media-type="image/png"/>
  <manifest:file-entry manifest:full-path="Pictures/10000201000001390000003CFD87E2BD1627B4A2.png" manifest:media-type="image/png"/>
  <manifest:file-entry manifest:full-path="Pictures/10000201000000BA0000005528CE420A7FEF3990.png" manifest:media-type="image/png"/>
  <manifest:file-entry manifest:full-path="Pictures/100002010000011E0000003EF710D2937951929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323b093"/>
    </style:style>
    <style:style style:name="P2" style:family="paragraph" style:parent-style-name="Standard">
      <style:text-properties officeooo:paragraph-rsid="03225f1a"/>
    </style:style>
    <style:style style:name="P3" style:family="paragraph" style:parent-style-name="Standard">
      <style:text-properties officeooo:rsid="02f55d98" officeooo:paragraph-rsid="03225f1a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text-properties officeooo:rsid="02f55d98" officeooo:paragraph-rsid="03221ee7"/>
    </style:style>
    <style:style style:name="P6" style:family="paragraph" style:parent-style-name="Text_20_body">
      <style:text-properties officeooo:rsid="02f26328" officeooo:paragraph-rsid="03221ee7"/>
    </style:style>
    <style:style style:name="P7" style:family="paragraph" style:parent-style-name="Text_20_body">
      <style:text-properties officeooo:paragraph-rsid="03225f1a"/>
    </style:style>
    <style:style style:name="P8" style:family="paragraph" style:parent-style-name="Text_20_body">
      <style:text-properties officeooo:rsid="0256b2b0" officeooo:paragraph-rsid="03221ee7"/>
    </style:style>
    <style:style style:name="P9" style:family="paragraph" style:parent-style-name="Text_20_body">
      <style:text-properties officeooo:rsid="024f1437" officeooo:paragraph-rsid="03225f1a"/>
    </style:style>
    <style:style style:name="P10" style:family="paragraph" style:parent-style-name="Text_20_body">
      <style:text-properties officeooo:rsid="0323f163" officeooo:paragraph-rsid="0323f163"/>
    </style:style>
    <style:style style:name="P11" style:family="paragraph" style:parent-style-name="Horizontal_20_Line">
      <style:text-properties officeooo:paragraph-rsid="03221ee7"/>
    </style:style>
    <style:style style:name="P12" style:family="paragraph" style:parent-style-name="Heading_20_4">
      <style:text-properties officeooo:paragraph-rsid="03221ee7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2bf3b2"/>
    </style:style>
    <style:style style:name="P22" style:family="paragraph" style:parent-style-name="Contents_20_Heading">
      <style:paragraph-properties fo:break-before="auto" fo:break-after="auto"/>
    </style:style>
    <style:style style:name="P2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1f943d" officeooo:paragraph-rsid="03221ee7" style:font-name-asian="Microsoft YaHei" style:font-size-asian="18.2000007629395pt" style:font-weight-asian="bold" style:font-name-complex="Mangal" style:font-size-complex="18.2000007629395pt" style:font-weight-complex="bold"/>
    </style:style>
    <style:style style:name="P24" style:family="paragraph" style:parent-style-name="Heading_20_2">
      <style:text-properties officeooo:paragraph-rsid="03221ee7"/>
    </style:style>
    <style:style style:name="P25" style:family="paragraph" style:parent-style-name="Heading_20_2">
      <style:text-properties officeooo:paragraph-rsid="03225f1a"/>
    </style:style>
    <style:style style:name="P26" style:family="paragraph" style:parent-style-name="Heading_20_3">
      <style:text-properties officeooo:paragraph-rsid="03221ee7"/>
    </style:style>
    <style:style style:name="P27" style:family="paragraph" style:parent-style-name="Heading_20_3">
      <style:text-properties officeooo:paragraph-rsid="03225f1a"/>
    </style:style>
    <style:style style:name="P28" style:family="paragraph" style:parent-style-name="Standard">
      <style:text-properties officeooo:rsid="024f1437" officeooo:paragraph-rsid="03225f1a"/>
    </style:style>
    <style:style style:name="P29" style:family="paragraph" style:parent-style-name="Standard">
      <style:text-properties officeooo:paragraph-rsid="032b20c4"/>
    </style:style>
    <style:style style:name="P30" style:family="paragraph" style:parent-style-name="Standard">
      <style:paragraph-properties fo:break-before="auto" fo:break-after="auto"/>
      <style:text-properties officeooo:paragraph-rsid="032b20c4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32b20c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65340" style:font-size-asian="10pt" style:font-size-complex="10pt"/>
    </style:style>
    <style:style style:name="T3" style:family="text">
      <style:text-properties fo:font-size="10pt" officeooo:rsid="032932c8" style:font-size-asian="10pt" style:font-size-complex="10pt"/>
    </style:style>
    <style:style style:name="T4" style:family="text">
      <style:text-properties officeooo:rsid="03221ee7"/>
    </style:style>
    <style:style style:name="T5" style:family="text">
      <style:text-properties officeooo:rsid="0368094c"/>
    </style:style>
    <style:style style:name="T6" style:family="text">
      <style:text-properties officeooo:rsid="03455f4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1"><draw:frame draw:style-name="fr1" draw:name="Bild20" text:anchor-type="char" svg:width="0.831cm" svg:height="0.831cm" draw:z-index="5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7.1.41 Editors - 3D View - Header - Particle - Particle mode - Particle menu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P22">Table of content</text:p>
          </text:index-title>
          <text:p text:style-name="P13"><text:a xlink:type="simple" xlink:href="#__RefHeading___Toc38055_3592924466" text:style-name="Index_20_Link" text:visited-style-name="Index_20_Link">Particle Mode - Particle Menu<text:tab/>1</text:a></text:p>
          <text:p text:style-name="P15"><text:a xlink:type="simple" xlink:href="#__RefHeading___Toc38057_3592924466" text:style-name="Index_20_Link" text:visited-style-name="Index_20_Link">Mirror<text:tab/>1</text:a></text:p>
          <text:p text:style-name="P15"><text:a xlink:type="simple" xlink:href="#__RefHeading___Toc43095_485420995" text:style-name="Index_20_Link" text:visited-style-name="Index_20_Link">Remove Doubles<text:tab/>2</text:a></text:p>
          <text:p text:style-name="P15"><text:a xlink:type="simple" xlink:href="#__RefHeading___Toc15925_3108676338" text:style-name="Index_20_Link" text:visited-style-name="Index_20_Link">Unify Length<text:tab/>2</text:a></text:p>
          <text:p text:style-name="P15"><text:a xlink:type="simple" xlink:href="#__RefHeading___Toc38059_3592924466" text:style-name="Index_20_Link" text:visited-style-name="Index_20_Link">Rekey<text:tab/>2</text:a></text:p>
          <text:p text:style-name="P15"><text:a xlink:type="simple" xlink:href="#__RefHeading___Toc38061_3592924466" text:style-name="Index_20_Link" text:visited-style-name="Index_20_Link">Weight Set<text:tab/>2</text:a></text:p>
          <text:p text:style-name="P17"><text:a xlink:type="simple" xlink:href="#__RefHeading___Toc43352_991526212" text:style-name="Index_20_Link" text:visited-style-name="Index_20_Link">Last Operator Weight Set<text:tab/>2</text:a></text:p>
          <text:p text:style-name="P19"><text:a xlink:type="simple" xlink:href="#__RefHeading___Toc43354_991526212" text:style-name="Index_20_Link" text:visited-style-name="Index_20_Link">Factor<text:tab/>2</text:a></text:p>
          <text:p text:style-name="P15"><text:a xlink:type="simple" xlink:href="#__RefHeading___Toc344_131479584" text:style-name="Index_20_Link" text:visited-style-name="Index_20_Link">Delete<text:tab/>2</text:a></text:p>
          <text:p text:style-name="P15"><text:a xlink:type="simple" xlink:href="#__RefHeading___Toc38063_3592924466" text:style-name="Index_20_Link" text:visited-style-name="Index_20_Link">Show/Hide<text:tab/>2</text:a></text:p>
          <text:p text:style-name="P17"><text:a xlink:type="simple" xlink:href="#__RefHeading___Toc4004_2674396238" text:style-name="Index_20_Link" text:visited-style-name="Index_20_Link">Show Hidden<text:tab/>2</text:a></text:p>
          <text:p text:style-name="P17"><text:a xlink:type="simple" xlink:href="#__RefHeading___Toc4006_2674396238" text:style-name="Index_20_Link" text:visited-style-name="Index_20_Link">Hide Selected<text:tab/>3</text:a></text:p>
          <text:p text:style-name="P17"><text:a xlink:type="simple" xlink:href="#__RefHeading___Toc4008_2674396238" text:style-name="Index_20_Link" text:visited-style-name="Index_20_Link">Hide Unselected<text:tab/>3</text:a></text:p>
        </text:index-body>
      </text:table-of-content>
      <text:p text:style-name="P29"/>
      <table:table table:name="Tabelle1" table:style-name="Tabelle1">
        <table:table-column table:style-name="Tabelle1.A"/>
        <table:table-row table:style-name="TableLine2156489628768">
          <table:table-cell table:style-name="Tabelle1.A1" office:value-type="string">
            <text:h text:style-name="P23" text:outline-level="1"><text:bookmark-start text:name="__RefHeading___Toc38055_3592924466"/>P<text:span text:style-name="T4">article Mode - Particle Menu</text:span><text:bookmark-end text:name="__RefHeading___Toc38055_3592924466"/></text:h>
          </table:table-cell>
        </table:table-row>
      </table:table>
      <text:h text:style-name="P24" text:outline-level="2"><draw:frame draw:style-name="fr3" draw:name="Bild1" text:anchor-type="paragraph" svg:y="0.594cm" svg:width="5.66cm" svg:height="3.57cm" draw:z-index="1"><draw:image xlink:href="Pictures/100002010000014E000000D3F2365CBA1F2D2528.png" xlink:type="simple" xlink:show="embed" xlink:actuate="onLoad" draw:mime-type="image/png"/></draw:frame></text:h>
      <text:h text:style-name="P24" text:outline-level="2"/>
      <text:h text:style-name="P24" text:outline-level="2"/>
      <text:h text:style-name="P24" text:outline-level="2"><text:bookmark-start text:name="__RefHeading___Toc38057_3592924466"/>Mirror<text:bookmark-end text:name="__RefHeading___Toc38057_3592924466"/></text:h>
      <text:p text:style-name="P5"><draw:frame draw:style-name="fr3" draw:name="Bild983" text:anchor-type="paragraph" svg:y="-0.205cm" svg:width="3.761cm" svg:height="7.14cm" draw:z-index="0"><draw:image xlink:href="Pictures/10000201000000DE000001A6EF3F9C774FC5AB69.png" xlink:type="simple" xlink:show="embed" xlink:actuate="onLoad" draw:mime-type="image/png"/></draw:frame>Mirrors the selected particles.</text:p>
      <text:p text:style-name="P5">If you want a symmetrical haircut, first select all particles, then mirror the particles, then tick X Mirror in the Particle panel.</text:p>
      <text:p text:style-name="P5"/>
      <text:p text:style-name="P5"/>
      <text:p text:style-name="P5"/>
      <text:p text:style-name="P5"/>
      <text:p text:style-name="P5"/>
      <text:p text:style-name="P5"/>
      <text:p text:style-name="P11"/>
      <text:h text:style-name="P24" text:outline-level="2"><text:bookmark-start text:name="__RefHeading___Toc43095_485420995"/><text:soft-page-break/>Remove Doubles<text:bookmark-end text:name="__RefHeading___Toc43095_485420995"/></text:h>
      <text:p text:style-name="P5">Remove double vertices that are very close to each other. This can for example happen when you mirror the particles.</text:p>
      <text:p text:style-name="P11"/>
      <text:h text:style-name="P24" text:outline-level="2"><text:bookmark-start text:name="__RefHeading___Toc15925_3108676338"/>Unify Length<text:bookmark-end text:name="__RefHeading___Toc15925_3108676338"/></text:h>
      <text:p text:style-name="P5">Unifies the length of the selected hair particles. The length is calculated by the average length of the selection.</text:p>
      <text:p text:style-name="P11"/>
      <text:h text:style-name="P24" text:outline-level="2"><text:bookmark-start text:name="__RefHeading___Toc38059_3592924466"/>Rekey<text:bookmark-end text:name="__RefHeading___Toc38059_3592924466"/></text:h>
      <text:p text:style-name="P5">You need to have some hair particles selected.</text:p>
      <text:p text:style-name="P5"><draw:frame draw:style-name="fr4" draw:name="Bild984" text:anchor-type="paragraph" svg:x="13.231cm" svg:y="-0.037cm" svg:width="5.3cm" svg:height="1.02cm" draw:z-index="2"><draw:image xlink:href="Pictures/10000201000001390000003CFD87E2BD1627B4A2.png" xlink:type="simple" xlink:show="embed" xlink:actuate="onLoad" draw:mime-type="image/png"/></draw:frame>Rekey changes the number of keys for the selected particles, including root and tip keys. This tool brings up a popup where you can adjust the number of keys. Two means you have only a root and a tip key. Everything more subdivides the selected hair particle with more keys.</text:p>
      <text:p text:style-name="Horizontal_20_Line"/>
      <text:h text:style-name="P24" text:outline-level="2"><text:bookmark-start text:name="__RefHeading___Toc38061_3592924466"/>Weight Set<text:bookmark-end text:name="__RefHeading___Toc38061_3592924466"/></text:h>
      <text:p text:style-name="P6">Manually set a weight for the selected keys to interpolate between the current key weight and the brushes weight.</text:p>
      <text:h text:style-name="P26" text:outline-level="3"><text:bookmark-start text:name="__RefHeading___Toc43352_991526212"/>Last Operator Weight Set<text:bookmark-end text:name="__RefHeading___Toc43352_991526212"/></text:h>
      <text:h text:style-name="P12" text:outline-level="4"><text:bookmark-start text:name="__RefHeading___Toc43354_991526212"/>Factor<text:bookmark-end text:name="__RefHeading___Toc43354_991526212"/></text:h>
      <text:p text:style-name="P6"><draw:frame draw:style-name="fr3" draw:name="Bild987" text:anchor-type="paragraph" svg:y="0.041cm" svg:width="4.84cm" svg:height="1.05cm" draw:z-index="3"><draw:image xlink:href="Pictures/100002010000011E0000003EF710D2937951929B.png" xlink:type="simple" xlink:show="embed" xlink:actuate="onLoad" draw:mime-type="image/png"/></draw:frame>The strength of the keys weighting.</text:p>
      <text:p text:style-name="P6"/>
      <text:p text:style-name="Horizontal_20_Line"/>
      <text:h text:style-name="Heading_20_2" text:outline-level="2"><draw:frame draw:style-name="fr2" draw:name="Bild2" text:anchor-type="paragraph" svg:width="3.15cm" svg:height="1.439cm" draw:z-index="4"><draw:image xlink:href="Pictures/10000201000000BA0000005528CE420A7FEF3990.png" xlink:type="simple" xlink:show="embed" xlink:actuate="onLoad" draw:mime-type="image/png"/></draw:frame><text:bookmark-start text:name="__RefHeading___Toc344_131479584"/>Delete<text:bookmark-end text:name="__RefHeading___Toc344_131479584"/></text:h>
      <text:p text:style-name="P10">Delete either the whole particle, or just the selected key of the particle.</text:p>
      <text:p text:style-name="Horizontal_20_Line"/>
      <text:h text:style-name="P25" text:outline-level="2"><text:bookmark-start text:name="__RefHeading___Toc38063_3592924466"/>Show/Hide<text:bookmark-end text:name="__RefHeading___Toc38063_3592924466"/></text:h>
      <text:p text:style-name="P7">Show or hide <text:span text:style-name="T6">the selected geometry</text:span> </text:p>
      <text:h text:style-name="P27" text:outline-level="3"><text:bookmark-start text:name="__RefHeading___Toc4004_2674396238"/>Show Hidden<text:bookmark-end text:name="__RefHeading___Toc4004_2674396238"/></text:h>
      <text:p text:style-name="P2">Makes all <text:span text:style-name="T5">hidden geometry</text:span> visible again.</text:p>
      <text:h text:style-name="P27" text:outline-level="3"><text:bookmark-start text:name="__RefHeading___Toc4006_2674396238"/><text:soft-page-break/>Hide Selected<text:bookmark-end text:name="__RefHeading___Toc4006_2674396238"/></text:h>
      <text:p text:style-name="P2">Hides the selected <text:span text:style-name="T5">geometry</text:span>.</text:p>
      <text:h text:style-name="P27" text:outline-level="3"><text:bookmark-start text:name="__RefHeading___Toc4008_2674396238"/>Hide Unselected<text:bookmark-end text:name="__RefHeading___Toc4008_2674396238"/></text:h>
      <text:p text:style-name="P3">Hides the not selected geometry. The selected geometry stays visible.</text:p>
      <text:p text:style-name="P2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23b09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65340" style:font-size-asian="10pt" style:font-size-complex="10pt"/>
    </style:style>
    <style:style style:name="MT3" style:family="text">
      <style:text-properties fo:font-size="10pt" officeooo:rsid="032932c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1</text:span><text:span text:style-name="MT2">.</text:span><text:span text:style-name="MT3">41</text:span><text:span text:style-name="MT1"> Editors - 3D View - Header - Particle - Particle mode - Particle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7H40M55S</meta:editing-duration>
    <meta:editing-cycles>758</meta:editing-cycles>
    <meta:generator>LibreOffice/7.0.4.2$Windows_X86_64 LibreOffice_project/dcf040e67528d9187c66b2379df5ea4407429775</meta:generator>
    <dc:date>2021-02-22T18:15:05.126000000</dc:date>
    <meta:document-statistic meta:table-count="2" meta:image-count="6" meta:object-count="0" meta:page-count="3" meta:paragraph-count="43" meta:word-count="291" meta:character-count="1657" meta:non-whitespace-character-count="1407"/>
    <meta:template xlink:type="simple" xlink:actuate="onRequest" xlink:title="standard1cm" xlink:href="../../../AppData/Roaming/LibreOffice/4/user/template/standard1cm.ott" meta:date="2016-03-29T10:15:31.334000000"/>
  </office:meta>
</office:document-meta>
</file>